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LUS VIEILLES VERSIONS POSSIBLES DE CES SITES</text:span><text:span text:style-name="T2"/></text:p>
      <text:p text:style-name="P2"><text:span text:style-name="T2">GOOGLE</text:span></text:p>
      <text:p text:style-name="P2"><text:span text:style-name="T2">source :<text:s/></text:span><text:a xlink:href="https://kapsul.fr/linterface-de-google-de-1997-a-2010-astuce-inside/"><text:span text:style-name="T3">https://kapsul.fr/linterface-de-google-de-1997-a-2010-astuce-inside/</text:span></text:a><text:span text:style-name="T4"/></text:p>
      <text:p text:style-name="P3"><draw:frame text:anchor-type="as-char" svg:width="146.58mm" svg:height="78.58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4"/></text:p>
      <text:p text:style-name="P4"><text:span text:style-name="T4">W3C</text:span></text:p>
      <text:p text:style-name="P4"><text:span text:style-name="T4">source :<text:s/></text:span><text:a xlink:href="https://www.w3.org/TR/2004/REC-rdf-primer-20040210/w3c-rss.crop.gif"><text:span text:style-name="T5">https://www.w3.org/TR/2004/REC-rdf-primer-20040210/w3c-rss.crop.gif</text:span></text:a><text:span text:style-name="T6"/></text:p>
      <text:p text:style-name="P5"><draw:frame text:anchor-type="as-char" svg:width="146.58mm" svg:height="116.42mm" style:rel-width="scale" style:rel-height="scale"><draw:object-ole xlink:href="OleObj2"/><draw:image xlink:href="ObjectReplacements/OleObj2"/></draw:frame><text:span text:style-name="T6"/></text:p>
      <text:p text:style-name="P6"><text:span text:style-name="T6"/></text:p>
      <text:p text:style-name="P6"><text:span text:style-name="T6">UN MOTEUR DE RECHERCHE AVANT GOOGLE</text:span></text:p>
      <text:p text:style-name="P7"><draw:frame text:anchor-type="as-char" svg:width="128.59mm" svg:height="121.97mm" style:rel-width="scale" style:rel-height="scale"><draw:object-ole xlink:href="OleObj3"/><draw:image xlink:href="ObjectReplacements/OleObj3"/></draw:frame><text:span text:style-name="T6"/></text:p>
      <text:p text:style-name="P8"><text:span text:style-name="T6"/></text:p>
      <text:p text:style-name="P8"><text:span text:style-name="T6">UNE BOUTIQUE DE VENTE EN LIGNE DE LIVRES</text:span></text:p>
      <text:p text:style-name="P8"><text:span text:style-name="T6"/></text:p>
      <text:p text:style-name="P9"><text:span text:style-name="T6">LE TOUT PREMIER SITE WEB</text:span></text:p>
      <text:p text:style-name="P10"><text:span text:style-name="T6">source :<text:s/></text:span><text:a xlink:href="https://www.w3.org/History/19921103-hypertext/hypertext/WWW/TheProject.html"><text:span text:style-name="T7">https://www.w3.org/History/19921103-hypertext/hypertext/WWW/TheProject.html</text:span></text:a><text:span text:style-name="T8"/></text:p>
      <text:p text:style-name="P10"><draw:frame text:anchor-type="as-char" svg:width="164.84mm" svg:height="55.83mm" style:rel-width="scale" style:rel-height="scale"><draw:object-ole xlink:href="OleObj4"/><draw:image xlink:href="ObjectReplacements/OleObj4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